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Neutral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61" style:family="table-cell" style:parent-style-name="Neutral">
      <style:table-cell-properties fo:background-color="transparent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8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2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2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4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4"/>
          <table:table-cell table:style-name="ce34" office:value-type="string" calcext:value-type="string">
            <text:p>My solution</text:p>
          </table:table-cell>
          <table:covered-table-cell/>
          <table:table-cell table:style-name="ce34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4" office:value-type="string" calcext:value-type="string">
            <text:p>Name Library</text:p>
          </table:table-cell>
          <table:table-cell table:style-name="ce34" office:value-type="string" calcext:value-type="string">
            <text:p>Reference/Materials</text:p>
          </table:table-cell>
          <table:table-cell table:style-name="ce34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77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53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77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53" table:number-columns-repeated="2"/>
          <table:covered-table-cell table:style-name="ce265"/>
          <table:table-cell table:style-name="ce34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4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4"/>
          <table:covered-table-cell/>
          <table:table-cell table:style-name="ce34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4" office:value-type="string" calcext:value-type="string">
            <text:p>Reference/Materials</text:p>
          </table:table-cell>
          <table:table-cell table:style-name="ce34" office:value-type="string" calcext:value-type="string">
            <text:p>My solution</text:p>
          </table:table-cell>
          <table:covered-table-cell/>
          <table:table-cell table:style-name="ce34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4" office:value-type="string" calcext:value-type="string">
            <text:p>Reference/Materials</text:p>
          </table:table-cell>
          <table:table-cell table:style-name="ce34" office:value-type="string" calcext:value-type="string">
            <text:p>My solution</text:p>
          </table:table-cell>
          <table:covered-table-cell/>
          <table:table-cell table:style-name="ce34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4" office:value-type="string" calcext:value-type="string">
            <text:p>Reference/Materials</text:p>
          </table:table-cell>
          <table:table-cell table:style-name="ce34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68"/>
          <table:table-cell table:style-name="ce71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9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68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244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68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246" office:value-type="string" calcext:value-type="string">
            <text:p><text:span text:style-name="T8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68"/>
          <table:table-cell table:style-name="ce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244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68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5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80" calcext:value-type="float">
            <text:p>80</text:p>
          </table:table-cell>
          <table:table-cell table:style-name="ce18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5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7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40" calcext:value-type="float">
            <text:p>40</text:p>
          </table:table-cell>
          <table:table-cell table:style-name="ce228"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/>
          <table:table-cell table:style-name="ce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68"/>
          <table:table-cell table:style-name="ce71" office:value-type="string" calcext:value-type="string">
            <text:p><text:a xlink:href="https://github.com/SemQ20/practice/blob/master/STL/cstdlib.cpp" xlink:type="simple">#1</text:a></text:p>
          </table:table-cell>
          <table:table-cell/>
          <table:table-cell table:style-name="ce6"/>
          <table:table-cell table:style-name="ce74" table:number-columns-repeated="3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68"/>
          <table:table-cell table:style-name="ce71" office:value-type="string" calcext:value-type="string">
            <text:p><text:a xlink:href="https://github.com/SemQ20/practice/blob/master/STL/utility.cpp" xlink:type="simple">#1</text:a></text:p>
          </table:table-cell>
          <table:table-cell/>
          <table:table-cell table:style-name="ce6"/>
          <table:table-cell table:style-name="ce74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5"/>
          <table:table-cell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/>
          <table:covered-table-cell table:number-columns-repeated="2"/>
          <table:table-cell table:number-columns-repeated="2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6"/>
          <table:table-cell table:style-name="ce74" table:number-columns-repeated="3"/>
          <table:table-cell/>
          <table:table-cell table:style-name="ce284"/>
          <table:table-cell table:style-name="ce74" office:value-type="string" calcext:value-type="string">
            <text:p>no information for now</text:p>
          </table:table-cell>
          <table:table-cell table:style-name="ce74" table:number-columns-repeated="2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6"/>
          <table:table-cell table:style-name="ce74" table:number-columns-repeated="3"/>
          <table:table-cell/>
          <table:table-cell table:style-name="ce285"/>
          <table:table-cell table:style-name="ce74" office:value-type="string" calcext:value-type="string">
            <text:p>unexplored</text:p>
          </table:table-cell>
          <table:table-cell table:style-name="ce74" table:number-columns-repeated="2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6"/>
          <table:table-cell table:style-name="ce74" table:number-columns-repeated="3"/>
          <table:table-cell/>
          <table:table-cell table:style-name="ce286"/>
          <table:table-cell table:style-name="ce74" office:value-type="string" calcext:value-type="string">
            <text:p>fully studied</text:p>
          </table:table-cell>
          <table:table-cell table:style-name="ce74" table:number-columns-repeated="2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1"/>
          <table:table-cell table:style-name="ce261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81"/>
          <table:table-cell table:style-name="ce74" office:value-type="string" calcext:value-type="string">
            <text:p>not fully studied, but greater 50%</text:p>
          </table:table-cell>
          <table:table-cell table:style-name="ce74" table:number-columns-repeated="2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1"/>
          <table:table-cell table:style-name="ce261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1"/>
          <table:table-cell table:style-name="ce261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3" office:value-type="string" calcext:value-type="string" table:number-columns-spanned="17" table:number-rows-spanned="3">
            <text:p>Understanding of all in percents 15/172(190)</text:p>
          </table:table-cell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4" table:formula="of:=(15*100/172)" office:value-type="float" office:value="8.72093023255814" calcext:value-type="float" table:number-columns-spanned="17" table:number-rows-spanned="2">
            <text:p>8.72</text:p>
          </table:table-cell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covered-table-cell table:style-name="ce61"/>
          <table:covered-table-cell table:number-columns-repeated="3" table:style-name="ce261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number-columns-repeated="3" table:style-name="ce74"/>
          <table:covered-table-cell/>
          <table:covered-table-cell table:style-name="ce6"/>
          <table:covered-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6"/>
          <table:table-cell table:style-name="ce61"/>
          <table:table-cell table:style-name="ce261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74" table:number-columns-repeated="3"/>
          <table:table-cell/>
          <table:table-cell table:style-name="ce6"/>
          <table:table-cell table:style-name="ce261"/>
          <table:table-cell table:style-name="ce74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6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7"> </text:span><text:span text:style-name="T7"><text:a xlink:href="https://en.cppreference.com/mwiki/index.php?title=cpp/header/barrier&amp;action=edit&amp;redlink=1" xlink:type="simple">&lt;barrier&gt;</text:a></text:span><text:span text:style-name="T7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 table:number-rows-repeated="3">
          <table:table-cell table:style-name="ce6" table:number-columns-repeated="2"/>
          <table:table-cell table:style-name="ce24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6" table:number-columns-repeated="2"/>
          <table:table-cell table:style-name="ce25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6" table:number-columns-repeated="2"/>
          <table:covered-table-cell table:style-name="ce24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6" table:number-columns-repeated="2"/>
          <table:table-cell table:style-name="ce24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29" table:default-cell-style-name="ce294"/>
        <table:table-column table:style-name="co30" table:default-cell-style-name="ce297"/>
        <table:table-column table:style-name="co31" table:default-cell-style-name="ce247"/>
        <table:table-column table:style-name="co32" table:number-columns-repeated="3" table:default-cell-style-name="ce247"/>
        <table:table-column table:style-name="co33" table:default-cell-style-name="ce247"/>
        <table:table-column table:style-name="co34" table:default-cell-style-name="ce247"/>
        <table:table-column table:style-name="co1" table:default-cell-style-name="ce305"/>
        <table:table-column table:style-name="co35" table:default-cell-style-name="ce293"/>
        <table:table-column table:style-name="co36" table:default-cell-style-name="ce228"/>
        <table:table-column table:style-name="co37" table:default-cell-style-name="ce309"/>
        <table:table-column table:style-name="co31" table:number-columns-repeated="2" table:default-cell-style-name="ce309"/>
        <table:table-column table:style-name="co31" table:default-cell-style-name="ce311"/>
        <table:table-column table:style-name="co38" table:default-cell-style-name="ce309"/>
        <table:table-column table:style-name="co31" table:default-cell-style-name="ce309"/>
        <table:table-column table:style-name="co35" table:default-cell-style-name="Default"/>
        <table:table-column table:style-name="co39" table:default-cell-style-name="ce291"/>
        <table:table-column table:style-name="co4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3" table:default-cell-style-name="ce309"/>
        <table:table-column table:style-name="co31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86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8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86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86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8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86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86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86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86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86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8" table:default-cell-style-name="ce315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31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</table:table>
      <table:table table:name="Python Tasks" table:style-name="ta1">
        <table:table-column table:style-name="co2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4:22:38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07T21:18:50.861000000</dc:date>
    <meta:editing-duration>P1DT21H20S</meta:editing-duration>
    <meta:editing-cycles>141</meta:editing-cycles>
    <meta:document-statistic meta:table-count="4" meta:cell-count="626" meta:object-count="0"/>
  </office:meta>
</office:document-meta>
</file>